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fo:language="en" fo:country="US"/>
    </style:style>
    <style:style style:name="T3" style:parent-style-name="Fuentedepárrafopredeter." style:family="text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T43" style:parent-style-name="Fuentedepárrafopredeter." style:family="text">
      <style:text-properties fo:language="en" fo:country="US"/>
    </style:style>
    <style:style style:name="T44" style:parent-style-name="Hipervínculo" style:family="text">
      <style:text-properties fo:language="en" fo:country="US"/>
    </style:style>
    <style:style style:name="T45" style:parent-style-name="Fuentedepárrafopredeter." style:family="text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T47" style:parent-style-name="Fuentedepárrafopredeter." style:family="text">
      <style:text-properties fo:font-weight="bold" style:font-weight-asian="bold" fo:language="en" fo:country="US"/>
    </style:style>
    <style:style style:name="T48" style:parent-style-name="Fuentedepárrafopredeter." style:family="text">
      <style:text-properties fo:language="en" fo:country="US"/>
    </style:style>
    <style:style style:name="T49" style:parent-style-name="Fuentedepárrafopredeter." style:family="text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T85" style:parent-style-name="Fuentedepárrafopredeter." style:family="text">
      <style:text-properties fo:language="en" fo:country="US"/>
    </style:style>
    <style:style style:name="T86" style:parent-style-name="Hipervínculo" style:family="text">
      <style:text-properties fo:language="en" fo:country="US"/>
    </style:style>
    <style:style style:name="T87" style:parent-style-name="Fuentedepárrafopredeter." style:family="text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T89" style:parent-style-name="Fuentedepárrafopredeter." style:family="text">
      <style:text-properties fo:font-weight="bold" style:font-weight-asian="bold" fo:language="en" fo:country="US"/>
    </style:style>
    <style:style style:name="T90" style:parent-style-name="Fuentedepárrafopredeter." style:family="text">
      <style:text-properties fo:language="en" fo:country="US"/>
    </style:style>
    <style:style style:name="T91" style:parent-style-name="Fuentedepárrafopredeter." style:family="text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T94" style:parent-style-name="Fuentedepárrafopredeter." style:family="text">
      <style:text-properties fo:font-weight="bold" style:font-weight-asian="bold" fo:language="en" fo:country="US"/>
    </style:style>
    <style:style style:name="T95" style:parent-style-name="Fuentedepárrafopredeter." style:family="text">
      <style:text-properties fo:language="en" fo:country="US"/>
    </style:style>
    <style:style style:name="T96" style:parent-style-name="Hipervínculo" style:family="text">
      <style:text-properties fo:language="en" fo:country="US"/>
    </style:style>
    <style:style style:name="T97" style:parent-style-name="Fuentedepárrafopredeter." style:family="text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T99" style:parent-style-name="Fuentedepárrafopredeter." style:family="text">
      <style:text-properties fo:font-weight="bold" style:font-weight-asian="bold" fo:language="en" fo:country="US"/>
    </style:style>
    <style:style style:name="T100" style:parent-style-name="Fuentedepárrafopredeter." style:family="text">
      <style:text-properties fo:language="en" fo:country="US"/>
    </style:style>
    <style:style style:name="T101" style:parent-style-name="Hipervínculo" style:family="text">
      <style:text-properties fo:language="en" fo:country="US"/>
    </style:style>
    <style:style style:name="T102" style:parent-style-name="Fuentedepárrafopredeter." style:family="text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T104" style:parent-style-name="Fuentedepárrafopredeter." style:family="text">
      <style:text-properties fo:font-weight="bold" style:font-weight-asian="bold" fo:language="en" fo:country="US"/>
    </style:style>
    <style:style style:name="T105" style:parent-style-name="Fuentedepárrafopredeter." style:family="text">
      <style:text-properties fo:language="en" fo:country="US"/>
    </style:style>
    <style:style style:name="T106" style:parent-style-name="Hipervínculo" style:family="text">
      <style:text-properties fo:language="en" fo:country="US"/>
    </style:style>
    <style:style style:name="T107" style:parent-style-name="Fuentedepárrafopredeter." style:family="text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</office:automatic-styles>
  <office:body>
    <office:text text:use-soft-page-breaks="true">
      <text:p text:style-name="P1"><text:span text:style-name="T2">p.178</text:span><text:span text:style-name="T3">, in Listing 5-3: led_sysfs_platform.c replace my_dev_write() function for the next one:</text:span></text:p>
      <text:p text:style-name="P4"/>
      <text:p text:style-name="P5"/>
      <text:p text:style-name="P6">static int my_dev_write(struct file *file, char __user *buf, size_t count, loff_t *ppos)</text:p>
      <text:p text:style-name="P7">{</text:p>
      <text:p text:style-name="P8"/>
      <text:p text:style-name="P9"><text:tab/>char *led_on = "on";</text:p>
      <text:p text:style-name="P10"><text:tab/>char *led_off = "off";</text:p>
      <text:p text:style-name="P11"><text:tab/>unsigned char myled_value[10];</text:p>
      <text:p text:style-name="P12"><text:tab/>unsigned int temp;</text:p>
      <text:p text:style-name="P13"/>
      <text:p text:style-name="P14"><text:tab/>pr_info("my_dev_write() is called.\n");</text:p>
      <text:p text:style-name="P15"/>
      <text:p text:style-name="P16"><text:tab/>if(copy_from_user(myled_value, buf, count)){</text:p>
      <text:p text:style-name="P17"><text:tab/><text:tab/>return -EFAULT;</text:p>
      <text:p text:style-name="P18"><text:tab/>}</text:p>
      <text:p text:style-name="P19"/>
      <text:p text:style-name="P20"><text:tab/>if(strncmp(led_on, myled_value, count) ==<text:s/>0)</text:p>
      <text:p text:style-name="P21"><text:tab/>{</text:p>
      <text:p text:style-name="P22"><text:tab/><text:tab/>temp = ioread32(g_ioremap_addr);</text:p>
      <text:p text:style-name="P23"><text:tab/><text:tab/>temp = temp | GPIO_DATA_MASK;</text:p>
      <text:p text:style-name="P24"><text:tab/><text:tab/>iowrite32(temp, g_ioremap_addr);</text:p>
      <text:p text:style-name="P25"><text:tab/>}</text:p>
      <text:p text:style-name="P26"><text:tab/>else if(strncmp(led_off, myled_value, count) == 0)</text:p>
      <text:p text:style-name="P27"><text:tab/>{</text:p>
      <text:p text:style-name="P28"><text:tab/><text:tab/>temp = ioread32(g_ioremap_addr);</text:p>
      <text:p text:style-name="P29"><text:tab/><text:tab/>temp = temp &amp;<text:s/>~(GPIO_DATA_MASK);</text:p>
      <text:p text:style-name="P30"><text:tab/><text:tab/>iowrite32(temp, g_ioremap_addr);</text:p>
      <text:p text:style-name="P31"><text:tab/>}</text:p>
      <text:p text:style-name="P32"><text:tab/>else if(strncmp("exit", myled_value, count) == 0) return 0;</text:p>
      <text:p text:style-name="P33"/>
      <text:p text:style-name="P34"><text:tab/>else {</text:p>
      <text:p text:style-name="P35"><text:tab/><text:tab/>pr_info("Bad value\n");</text:p>
      <text:p text:style-name="P36"><text:tab/><text:tab/>return -EINVAL;</text:p>
      <text:p text:style-name="P37"><text:tab/>}</text:p>
      <text:p text:style-name="P38"/>
      <text:p text:style-name="P39"><text:tab/>pr_info("my_dev_write() is exit.\n");</text:p>
      <text:p text:style-name="P40"><text:tab/>return 0;</text:p>
      <text:p text:style-name="P41">}</text:p>
      <text:p text:style-name="P42"/>
      <text:p text:style-name="Standard"><text:span text:style-name="T43">The new code is already updated and available in<text:s/></text:span><text:a xlink:href="https://github.com/ALIBERA/Linux_book_labs" office:target-frame-name="_top" xlink:show="replace"><text:span text:style-name="T44">https://github.com/ALIBERA/Linux_book_labs</text:span></text:a><text:span text:style-name="T45"><text:s/>to download.</text:span></text:p>
      <text:p text:style-name="P46"/>
      <text:p text:style-name="Standard"><text:span text:style-name="T47">p.243</text:span><text:span text:style-name="T48">, in Listing 6-3: led_</text:span><text:span text:style-name="T49">sysfs_key_platform.c replace my_dev_write() function for the next one:</text:span></text:p>
      <text:p text:style-name="P50"/>
      <text:p text:style-name="P51">static int my_dev_write(struct file *file, char __user *buf, size_t count, loff_t *ppos)</text:p>
      <text:p text:style-name="P52">{</text:p>
      <text:p text:style-name="P53"/>
      <text:p text:style-name="P54"><text:tab/>char *led_on = "on";</text:p>
      <text:p text:style-name="P55"><text:tab/>char *led_off = "off";</text:p>
      <text:p text:style-name="P56"><text:tab/>unsigned char myled_value[10];</text:p>
      <text:p text:style-name="P57"/>
      <text:soft-page-break/>
      <text:p text:style-name="P58"><text:tab/>pr_info("my_dev_write() is called.\n");</text:p>
      <text:p text:style-name="P59"/>
      <text:p text:style-name="P60"><text:tab/>if(copy_from_user(myled_value, buf, count)){</text:p>
      <text:p text:style-name="P61"><text:tab/><text:tab/>return -EFAULT;</text:p>
      <text:p text:style-name="P62"><text:tab/>}</text:p>
      <text:p text:style-name="P63"/>
      <text:p text:style-name="P64"><text:tab/>if(strncmp(led_on, myled_value, count) == 0)</text:p>
      <text:p text:style-name="P65"><text:tab/>{</text:p>
      <text:p text:style-name="P66"><text:tab/><text:tab/>ledOn = 1;</text:p>
      <text:p text:style-name="P67"><text:tab/><text:tab/>gpio_set_value(gpioLED, ledOn);</text:p>
      <text:p text:style-name="P68"><text:tab/>}</text:p>
      <text:p text:style-name="P69"><text:tab/>else if(strncmp(led_off, myled_value, count) == 0)</text:p>
      <text:p text:style-name="P70"><text:tab/>{</text:p>
      <text:p text:style-name="P71"><text:tab/><text:tab/>ledOn = 0;</text:p>
      <text:p text:style-name="P72"><text:tab/><text:tab/>gpio_set_value(gpioLED, ledOn);</text:p>
      <text:p text:style-name="P73"><text:tab/>}</text:p>
      <text:p text:style-name="P74"><text:tab/>else if(strncmp("exit", myled_value, count) == 0) return 0;</text:p>
      <text:p text:style-name="P75"/>
      <text:p text:style-name="P76"><text:tab/>else {</text:p>
      <text:p text:style-name="P77"><text:tab/><text:tab/>pr_info("Bad value\n");</text:p>
      <text:p text:style-name="P78"><text:tab/><text:tab/>return -EINVAL;</text:p>
      <text:p text:style-name="P79"><text:tab/>}</text:p>
      <text:p text:style-name="P80"/>
      <text:p text:style-name="P81"><text:tab/>pr_info("my_dev_write() is exit.\n");</text:p>
      <text:p text:style-name="P82"><text:tab/>return 0;</text:p>
      <text:p text:style-name="P83">}</text:p>
      <text:p text:style-name="P84"/>
      <text:p text:style-name="Standard"><text:span text:style-name="T85">The new code is already updated and available in<text:s/></text:span><text:a xlink:href="https://github.com/ALIBERA/Linux_book_labs" office:target-frame-name="_top" xlink:show="replace"><text:span text:style-name="T86">https://github.com/ALIBERA/Linux_book_labs</text:span></text:a><text:span text:style-name="T87"><text:s/>to download.</text:span></text:p>
      <text:p text:style-name="P88"/>
      <text:p text:style-name="Standard"><text:span text:style-name="T89">p.281</text:span><text:span text:style-name="T90">, in Listing 7-1: linkedlist_pla</text:span><text:span text:style-name="T91">tform.c remove casting the values returned by devm_kmalloc().The assignment operator implicitly converts a void pointer to the type of the<text:s/></text:span></text:p>
      <text:p text:style-name="P92">pointer it is assigned to. Hence an explicit cast to result of the devm_kmalloc() function is not required.</text:p>
      <text:p text:style-name="P93"/>
      <text:p text:style-name="Standard"><text:span text:style-name="T94">p.301</text:span><text:span text:style-name="T95">, Listing 8-1: sdma_m2m.c driver´s code has been modified to improve its understanding. The new code is already available in<text:s/></text:span><text:a xlink:href="https://github.com/ALIBERA/Linux_book_labs" office:target-frame-name="_top" xlink:show="replace"><text:span text:style-name="T96">https://github.com/ALIBERA/Linux_book_labs</text:span></text:a><text:span text:style-name="T97"><text:s/>to download.</text:span></text:p>
      <text:p text:style-name="P98"/>
      <text:p text:style-name="Standard"><text:span text:style-name="T99">p.309</text:span><text:span text:style-name="T100">, Listing 8-2: sdma_sg_m2m.c driver´s code has been modified to improve its understanding. The new code is already available in<text:s/></text:span><text:a xlink:href="https://github.com/ALIBERA/Linux_book_labs" office:target-frame-name="_top" xlink:show="replace"><text:span text:style-name="T101">https://github.com/ALIBERA/Linux_book_labs</text:span></text:a><text:span text:style-name="T102"><text:s/>to download.</text:span></text:p>
      <text:p text:style-name="P103"/>
      <text:p text:style-name="Standard"><text:span text:style-name="T104">p.320</text:span><text:span text:style-name="T105">, Listing 8-3: sdma_mmap.c driver´s code has been modified to improve its understanding. The new code is already available in<text:s/></text:span><text:a xlink:href="https://github.com/ALIBERA/Linux_book_labs" office:target-frame-name="_top" xlink:show="replace"><text:span text:style-name="T106">https://github.com/ALIBERA/Linux_book_labs</text:span></text:a><text:span text:style-name="T107"><text:s/>to download.</text:span></text:p>
      <text:p text:style-name="P108"/>
      <text:p text:style-name="P109"/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berto Liberal de los Rios</dc:creator>
    <meta:creation-date>2017-03-24T19:14:00Z</meta:creation-date>
    <dc:date>2017-05-10T18:19:00Z</dc:date>
    <meta:template xlink:href="Normal" xlink:type="simple"/>
    <meta:editing-cycles>4</meta:editing-cycles>
    <meta:editing-duration>PT1020S</meta:editing-duration>
    <meta:document-statistic meta:page-count="2" meta:paragraph-count="5" meta:word-count="461" meta:character-count="2995" meta:row-count="21" meta:non-whitespace-character-count="2539"/>
  </office:meta>
</office:document-meta>
</file>